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e174" officeooo:paragraph-rsid="0003e174"/>
    </style:style>
    <style:style style:name="P2" style:family="paragraph" style:parent-style-name="Standard">
      <style:text-properties officeooo:rsid="000a7e96" officeooo:paragraph-rsid="000a7e96"/>
    </style:style>
    <style:style style:name="P3" style:family="paragraph" style:parent-style-name="Standard">
      <style:text-properties officeooo:rsid="000b2207" officeooo:paragraph-rsid="000b2207"/>
    </style:style>
    <style:style style:name="P4" style:family="paragraph" style:parent-style-name="Standard">
      <style:text-properties officeooo:rsid="000c7e4a" officeooo:paragraph-rsid="0011337c"/>
    </style:style>
    <style:style style:name="T1" style:family="text">
      <style:text-properties officeooo:rsid="000465f1"/>
    </style:style>
    <style:style style:name="T2" style:family="text">
      <style:text-properties officeooo:rsid="00064b7b"/>
    </style:style>
    <style:style style:name="T3" style:family="text">
      <style:text-properties officeooo:rsid="0007d3cc"/>
    </style:style>
    <style:style style:name="T4" style:family="text">
      <style:text-properties officeooo:rsid="0009298c"/>
    </style:style>
    <style:style style:name="T5" style:family="text">
      <style:text-properties officeooo:rsid="000a1028"/>
    </style:style>
    <style:style style:name="T6" style:family="text">
      <style:text-properties officeooo:rsid="000d6409"/>
    </style:style>
    <style:style style:name="T7" style:family="text">
      <style:text-properties officeooo:rsid="000ed801"/>
    </style:style>
    <style:style style:name="T8" style:family="text">
      <style:text-properties officeooo:rsid="00101053"/>
    </style:style>
    <style:style style:name="T9" style:family="text">
      <style:text-properties officeooo:rsid="001133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Mei: Looking at the stars always calms me down. It makes me think if something this magical can exist, then everything will be alright. As long as we can look up at the stars,</text:p>
      <text:p text:style-name="P1"/>
      <text:p text:style-name="P1"/>
      <text:p text:style-name="P1"/>
      <text:p text:style-name="P1"/>
      <text:p text:style-name="P1"/>
      <text:p text:style-name="P1">Mei: To be honest, there’s another reason I don’t want to let her marry me.</text:p>
      <text:p text:style-name="P1">[...]</text:p>
      <text:p text:style-name="P1">Mei: This is a lot to tell a stranger…</text:p>
      <text:p text:style-name="P1">&gt; If you need to get it out,</text:p>
      <text:p text:style-name="P1">&gt; I’m not </text:p>
      <text:p text:style-name="P1">I feel bad a lot. Sad, or hollow, or <text:span text:style-name="T1">afraid… Like I will have to lose everything I value and there’s nothing I can do about it. </text:span><text:span text:style-name="T2">It makes me scared to </text:span><text:span text:style-name="T3">get too</text:span><text:span text:style-name="T2"> close to someone. </text:span><text:span text:style-name="T4">I feel like there is some </text:span><text:span text:style-name="T5">curse</text:span><text:span text:style-name="T4"> inside of me and if she gets too close, it will touch her too.</text:span></text:p>
      <text:p text:style-name="P2">[…]</text:p>
      <text:p text:style-name="P2">&gt; </text:p>
      <text:p text:style-name="P2">&gt; Are you scared of hurting her or of her </text:p>
      <text:p text:style-name="P2"/>
      <text:p text:style-name="P3">Like now. I should be over the moon that she asked me. We should be planning our new home, but instead I’m out here, running around a damp forest at night with a stranger and </text:p>
      <text:p text:style-name="P3">[…]</text:p>
      <text:p text:style-name="P3">&gt; </text:p>
      <text:p text:style-name="P3"/>
      <text:p text:style-name="P4">I already know what I want to do, but I’m terrified. This will change <text:span text:style-name="T7">both </text:span><text:span text:style-name="T6">our lives, </text:span><text:span text:style-name="T7">it will change me over time, it… it will change </text:span><text:span text:style-name="T8">our relationship. </text:span><text:span text:style-name="T9">I don’t know if I can handle </text:span></text:p>
      <text:p text:style-name="P4"/>
      <text:p text:style-name="P4"><text:span text:style-name="T6">&gt; </text:span><text:span text:style-name="T9">Have you told her that ?</text:span></text:p>
      <text:p text:style-name="P4"><text:span text:style-name="T9">I have… sort of.</text:span><text:span text:style-name="T6"> </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1T17:39:16.895772039</meta:creation-date>
    <dc:date>2024-03-31T18:04:14.211345336</dc:date>
    <meta:editing-duration>PT25M1S</meta:editing-duration>
    <meta:editing-cycles>13</meta:editing-cycles>
    <meta:generator>LibreOffice/7.3.7.2$Linux_X86_64 LibreOffice_project/30$Build-2</meta:generator>
    <meta:document-statistic meta:table-count="0" meta:image-count="0" meta:object-count="0" meta:page-count="1" meta:paragraph-count="16" meta:word-count="224" meta:character-count="1052" meta:non-whitespace-character-count="837"/>
  </office:meta>
</office:document-meta>
</file>